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skaydiaCove NFP" svg:font-family="'CaskaydiaCove NFP'" style:font-family-generic="system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0.732cm"/>
    </style:style>
    <style:style style:name="co3" style:family="table-column">
      <style:table-column-properties fo:break-before="auto" style:column-width="6.863cm"/>
    </style:style>
    <style:style style:name="co4" style:family="table-column">
      <style:table-column-properties fo:break-before="auto" style:column-width="4.821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5.066cm"/>
    </style:style>
    <style:style style:name="co8" style:family="table-column">
      <style:table-column-properties fo:break-before="auto" style:column-width="4.44cm"/>
    </style:style>
    <style:style style:name="co9" style:family="table-column">
      <style:table-column-properties fo:break-before="auto" style:column-width="4.33cm"/>
    </style:style>
    <style:style style:name="co10" style:family="table-column">
      <style:table-column-properties fo:break-before="auto" style:column-width="4.576cm"/>
    </style:style>
    <style:style style:name="co11" style:family="table-column">
      <style:table-column-properties fo:break-before="auto" style:column-width="5.447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5.366cm"/>
    </style:style>
    <style:style style:name="co14" style:family="table-column">
      <style:table-column-properties fo:break-before="auto" style:column-width="5.629cm"/>
    </style:style>
    <style:style style:name="co15" style:family="table-column">
      <style:table-column-properties fo:break-before="auto" style:column-width="6.99cm"/>
    </style:style>
    <style:style style:name="co16" style:family="table-column">
      <style:table-column-properties fo:break-before="auto" style:column-width="6.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/>
    </style:style>
    <style:style style:name="ce2" style:family="table-cell" style:parent-style-name="Default">
      <style:table-cell-properties fo:background-color="#ffb6c1" style:text-align-source="fix" style:repeat-content="false"/>
      <style:paragraph-properties fo:text-align="center" fo:margin-left="0cm"/>
      <style:text-properties fo:color="#000000" style:font-name="Hack Nerd Font" fo:font-size="12pt" style:font-size-asian="12pt" style:font-size-complex="12pt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4" style:family="table-cell" style:parent-style-name="Default">
      <style:table-cell-properties fo:background-color="#00fa9a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6" style:family="table-cell" style:parent-style-name="Default">
      <style:table-cell-properties fo:background-color="#ffa500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7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8" style:family="table-cell" style:parent-style-name="Default">
      <style:table-cell-properties fo:background-color="#87cefa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9" style:family="table-cell" style:parent-style-name="Default">
      <style:table-cell-properties fo:background-color="#a9a9a9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11" style:family="table-cell" style:parent-style-name="Default">
      <style:table-cell-properties fo:background-color="#fffacd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3" style:family="table-cell" style:parent-style-name="Default">
      <style:table-cell-properties fo:background-color="#00fa9a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4" style:family="table-cell" style:parent-style-name="Default">
      <style:table-cell-properties fo:background-color="#ffd700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5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6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7" style:family="table-cell" style:parent-style-name="Default">
      <style:table-cell-properties fo:background-color="#87cefa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8" style:family="table-cell" style:parent-style-name="Default">
      <style:table-cell-properties fo:background-color="#a9a9a9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20" style:family="table-cell" style:parent-style-name="Default">
      <style:table-cell-properties fo:background-color="#ffc0cb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21" style:family="table-cell" style:parent-style-name="Default">
      <style:table-cell-properties fo:background-color="#a9a9a9"/>
      <style:text-properties style:font-name="Hack Nerd Font" fo:font-size="12pt" style:font-size-asian="12pt" style:font-size-complex="12pt"/>
    </style:style>
    <style:style style:name="ce22" style:family="table-cell" style:parent-style-name="Default">
      <style:text-properties style:font-name="Hack Nerd Font" fo:font-size="12pt" style:font-size-asian="12pt" style:font-size-complex="12pt"/>
    </style:style>
    <style:style style:name="ce23" style:family="table-cell" style:parent-style-name="Default">
      <style:table-cell-properties fo:background-color="#a9a9a9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4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3"/>
        <table:table-column table:style-name="co15" table:default-cell-style-name="ce12"/>
        <table:table-column table:style-name="co16" table:default-cell-style-name="ce12"/>
        <table:table-column table:style-name="co17" table:default-cell-style-name="ce1"/>
        <table:table-row table:style-name="ro1" table:number-rows-repeated="2">
          <table:table-cell/>
          <table:table-cell table:style-name="ce1" table:number-columns-repeated="16"/>
          <table:table-cell/>
        </table:table-row>
        <table:table-row table:style-name="ro2">
          <table:table-cell/>
          <table:table-cell table:style-name="ce2" office:value-type="string" calcext:value-type="string">
            <text:p>Method</text:p>
          </table:table-cell>
          <table:table-cell table:style-name="ce11" office:value-type="string" calcext:value-type="string">
            <text:p>NumberOfRuns [NR] (nr)</text:p>
          </table:table-cell>
          <table:table-cell table:style-name="ce20" office:value-type="string" calcext:value-type="string">
            <text:p>Voltage [V] (V)</text:p>
          </table:table-cell>
          <table:table-cell table:style-name="ce11" office:value-type="string" calcext:value-type="string">
            <text:p>Time [t] (s)</text:p>
          </table:table-cell>
          <table:table-cell table:style-name="ce20" office:value-type="string" calcext:value-type="string">
            <text:p>Charge [Q] (mA/h)</text:p>
          </table:table-cell>
          <table:table-cell table:style-name="ce11" office:value-type="string" calcext:value-type="string">
            <text:p>Current [I] (A)</text:p>
          </table:table-cell>
          <table:table-cell table:style-name="ce20" office:value-type="string" calcext:value-type="string">
            <text:p>Current [I] (mA)</text:p>
          </table:table-cell>
          <table:table-cell table:style-name="ce11" office:value-type="string" calcext:value-type="string">
            <text:p>Power [P] (mW)</text:p>
          </table:table-cell>
          <table:table-cell table:style-name="ce20" office:value-type="string" calcext:value-type="string">
            <text:p>Power [P] (W)</text:p>
          </table:table-cell>
          <table:table-cell table:style-name="ce11" office:value-type="string" calcext:value-type="string">
            <text:p>Energy [E] (J)</text:p>
          </table:table-cell>
          <table:table-cell table:style-name="ce20" office:value-type="string" calcext:value-type="string">
            <text:p>Data Run 1 [D] (B)</text:p>
          </table:table-cell>
          <table:table-cell table:style-name="ce11" office:value-type="string" calcext:value-type="string">
            <text:p>Data Run 2 [D] (B)</text:p>
          </table:table-cell>
          <table:table-cell table:style-name="ce20" office:value-type="string" calcext:value-type="string">
            <text:p>Data Run 3 [D] (B)</text:p>
          </table:table-cell>
          <table:table-cell table:style-name="ce11" office:value-type="string" calcext:value-type="string">
            <text:p>Data [D] (B)</text:p>
          </table:table-cell>
          <table:table-cell table:style-name="ce20" office:value-type="string" calcext:value-type="string">
            <text:p>Throughput [D/s] (KB/s)</text:p>
          </table:table-cell>
          <table:table-cell table:style-name="ce11" office:value-type="string" calcext:value-type="string">
            <text:p>EnergyCost [Ec] [µJ/B]</text:p>
          </table:table-cell>
          <table:table-cell table:style-name="ce21"/>
        </table:table-row>
        <table:table-row table:style-name="ro2">
          <table:table-cell/>
          <table:table-cell office:value-type="string" calcext:value-type="string">
            <text:p>Cleartext Unidirectional 51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(([.F4]/[.C4])/[.E4])*(3600/1000)" office:value-type="float" office:value="0.12" calcext:value-type="float">
            <text:p>0.12</text:p>
          </table:table-cell>
          <table:table-cell table:formula="of:=([.G4])*1000" office:value-type="float" office:value="120" calcext:value-type="float">
            <text:p>120</text:p>
          </table:table-cell>
          <table:table-cell table:formula="of:=([.D4]*[.H4])" office:value-type="float" office:value="396" calcext:value-type="float">
            <text:p>396</text:p>
          </table:table-cell>
          <table:table-cell table:formula="of:=([.D4]*[.G4])" office:value-type="float" office:value="0.396" calcext:value-type="float">
            <text:p>0.396</text:p>
          </table:table-cell>
          <table:table-cell table:formula="of:=([.J4]*[.E4])" office:value-type="float" office:value="23.76" calcext:value-type="float">
            <text:p>23.76</text:p>
          </table:table-cell>
          <table:table-cell office:value-type="float" office:value="9147328" calcext:value-type="float">
            <text:p>9147328</text:p>
          </table:table-cell>
          <table:table-cell office:value-type="float" office:value="9452264" calcext:value-type="float">
            <text:p>9452264</text:p>
          </table:table-cell>
          <table:table-cell office:value-type="float" office:value="9519098" calcext:value-type="float">
            <text:p>9519098</text:p>
          </table:table-cell>
          <table:table-cell table:formula="of:=([.L4]+[.M4]+[.N4])/[.C4]" office:value-type="float" office:value="9372896.66666667" calcext:value-type="float">
            <text:p>9372896.66666667</text:p>
          </table:table-cell>
          <table:table-cell table:formula="of:=([.O4]/[.E4])/1024" office:value-type="float" office:value="152.553656684028" calcext:value-type="float">
            <text:p>152.553656684028</text:p>
          </table:table-cell>
          <table:table-cell table:formula="of:=([.K4]/[.O4])*1000000" office:value-type="float" office:value="2.5349687343187" calcext:value-type="float">
            <text:p>2.5349687343187</text:p>
          </table:table-cell>
          <table:table-cell table:style-name="ce23"/>
        </table:table-row>
        <table:table-row table:style-name="ro2">
          <table:table-cell/>
          <table:table-cell table:style-name="ce4" office:value-type="string" calcext:value-type="string">
            <text:p>Cleartext Unidirectional 224B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(([.F5]/[.C5])/[.E5])*(3600/1000)" office:value-type="float" office:value="0.14" calcext:value-type="float">
            <text:p>0.14</text:p>
          </table:table-cell>
          <table:table-cell table:style-name="ce13" table:formula="of:=([.G5])*1000" office:value-type="float" office:value="140" calcext:value-type="float">
            <text:p>140</text:p>
          </table:table-cell>
          <table:table-cell table:style-name="ce13" table:formula="of:=([.D5]*[.H5])" office:value-type="float" office:value="462" calcext:value-type="float">
            <text:p>462</text:p>
          </table:table-cell>
          <table:table-cell table:style-name="ce13" table:formula="of:=([.D5]*[.G5])" office:value-type="float" office:value="0.462" calcext:value-type="float">
            <text:p>0.462</text:p>
          </table:table-cell>
          <table:table-cell table:style-name="ce13" table:formula="of:=([.J5]*[.E5])" office:value-type="float" office:value="27.72" calcext:value-type="float">
            <text:p>27.72</text:p>
          </table:table-cell>
          <table:table-cell table:style-name="ce13" office:value-type="float" office:value="22526700" calcext:value-type="float">
            <text:p>22526700</text:p>
          </table:table-cell>
          <table:table-cell table:style-name="ce13" office:value-type="float" office:value="22563352" calcext:value-type="float">
            <text:p>22563352</text:p>
          </table:table-cell>
          <table:table-cell table:style-name="ce13" office:value-type="float" office:value="21400484" calcext:value-type="float">
            <text:p>21400484</text:p>
          </table:table-cell>
          <table:table-cell table:formula="of:=([.L5]+[.M5]+[.N5])/[.C5]" office:value-type="float" office:value="22163512" calcext:value-type="float">
            <text:p>22163512</text:p>
          </table:table-cell>
          <table:table-cell table:style-name="ce13" table:formula="of:=([.O5]/[.E5])/1024" office:value-type="float" office:value="360.734244791667" calcext:value-type="float">
            <text:p>360.734244791667</text:p>
          </table:table-cell>
          <table:table-cell table:style-name="ce13" table:formula="of:=([.K5]/[.O5])*1000000" office:value-type="float" office:value="1.25070431076086" calcext:value-type="float">
            <text:p>1.25070431076086</text:p>
          </table:table-cell>
          <table:table-cell table:style-name="ce23"/>
        </table:table-row>
        <table:table-row table:style-name="ro2">
          <table:table-cell/>
          <table:table-cell office:value-type="string" calcext:value-type="string">
            <text:p>Cleartext Unidirectional 1460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(([.F6]/[.C6])/[.E6])*(3600/1000)" office:value-type="float" office:value="0.06" calcext:value-type="float">
            <text:p>0.06</text:p>
          </table:table-cell>
          <table:table-cell table:formula="of:=([.G6])*1000" office:value-type="float" office:value="60" calcext:value-type="float">
            <text:p>60</text:p>
          </table:table-cell>
          <table:table-cell table:formula="of:=([.D6]*[.H6])" office:value-type="float" office:value="198" calcext:value-type="float">
            <text:p>198</text:p>
          </table:table-cell>
          <table:table-cell table:formula="of:=([.D6]*[.G6])" office:value-type="float" office:value="0.198" calcext:value-type="float">
            <text:p>0.198</text:p>
          </table:table-cell>
          <table:table-cell table:formula="of:=([.J6]*[.E6])" office:value-type="float" office:value="11.88" calcext:value-type="float">
            <text:p>11.88</text:p>
          </table:table-cell>
          <table:table-cell office:value-type="float" office:value="34622224" calcext:value-type="float">
            <text:p>34622224</text:p>
          </table:table-cell>
          <table:table-cell office:value-type="float" office:value="33367152" calcext:value-type="float">
            <text:p>33367152</text:p>
          </table:table-cell>
          <table:table-cell office:value-type="float" office:value="32448416" calcext:value-type="float">
            <text:p>32448416</text:p>
          </table:table-cell>
          <table:table-cell table:style-name="ce12" table:formula="of:=([.L6]+[.M6]+[.N6])/[.C6]" office:value-type="float" office:value="33479264" calcext:value-type="float">
            <text:p>33479264</text:p>
          </table:table-cell>
          <table:table-cell table:formula="of:=([.O6]/[.E6])/1024" office:value-type="float" office:value="544.909895833333" calcext:value-type="float">
            <text:p>544.909895833333</text:p>
          </table:table-cell>
          <table:table-cell table:formula="of:=([.K6]/[.O6])*1000000" office:value-type="float" office:value="0.354846510365341" calcext:value-type="float">
            <text:p>0.354846510365341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Cleartext Unidirectional 4096B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(([.F7]/[.C7])/[.E7])*(3600/1000)" office:value-type="float" office:value="0.1" calcext:value-type="float">
            <text:p>0.1</text:p>
          </table:table-cell>
          <table:table-cell table:style-name="ce13" table:formula="of:=([.G7])*1000" office:value-type="float" office:value="100" calcext:value-type="float">
            <text:p>100</text:p>
          </table:table-cell>
          <table:table-cell table:style-name="ce13" table:formula="of:=([.D7]*[.H7])" office:value-type="float" office:value="330" calcext:value-type="float">
            <text:p>330</text:p>
          </table:table-cell>
          <table:table-cell table:style-name="ce13" table:formula="of:=([.D7]*[.G7])" office:value-type="float" office:value="0.33" calcext:value-type="float">
            <text:p>0.33</text:p>
          </table:table-cell>
          <table:table-cell table:style-name="ce13" table:formula="of:=([.J7]*[.E7])" office:value-type="float" office:value="19.8" calcext:value-type="float">
            <text:p>19.8</text:p>
          </table:table-cell>
          <table:table-cell table:style-name="ce13" office:value-type="float" office:value="34454640" calcext:value-type="float">
            <text:p>34454640</text:p>
          </table:table-cell>
          <table:table-cell table:style-name="ce13" office:value-type="float" office:value="34577400" calcext:value-type="float">
            <text:p>34577400</text:p>
          </table:table-cell>
          <table:table-cell table:style-name="ce13" office:value-type="float" office:value="34933404" calcext:value-type="float">
            <text:p>34933404</text:p>
          </table:table-cell>
          <table:table-cell table:formula="of:=([.L7]+[.M7]+[.N7])/[.C7]" office:value-type="float" office:value="34655148" calcext:value-type="float">
            <text:p>34655148</text:p>
          </table:table-cell>
          <table:table-cell table:style-name="ce13" table:formula="of:=([.O7]/[.E7])/1024" office:value-type="float" office:value="564.0486328125" calcext:value-type="float">
            <text:p>564.0486328125</text:p>
          </table:table-cell>
          <table:table-cell table:style-name="ce13" table:formula="of:=([.K7]/[.O7])*1000000" office:value-type="float" office:value="0.571343686080925" calcext:value-type="float">
            <text:p>0.5713436860809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artext Bidirectional 51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(([.F8]/[.C8])/[.E8])*(3600/1000)" office:value-type="float" office:value="0.5" calcext:value-type="float">
            <text:p>0.5</text:p>
          </table:table-cell>
          <table:table-cell table:formula="of:=([.G8])*1000" office:value-type="float" office:value="500" calcext:value-type="float">
            <text:p>500</text:p>
          </table:table-cell>
          <table:table-cell table:formula="of:=([.D8]*[.H8])" office:value-type="float" office:value="1650" calcext:value-type="float">
            <text:p>1650</text:p>
          </table:table-cell>
          <table:table-cell table:formula="of:=([.D8]*[.G8])" office:value-type="float" office:value="1.65" calcext:value-type="float">
            <text:p>1.65</text:p>
          </table:table-cell>
          <table:table-cell table:formula="of:=([.J8]*[.E8])" office:value-type="float" office:value="99" calcext:value-type="float">
            <text:p>99</text:p>
          </table:table-cell>
          <table:table-cell office:value-type="float" office:value="90334" calcext:value-type="float">
            <text:p>90334</text:p>
          </table:table-cell>
          <table:table-cell office:value-type="float" office:value="90898" calcext:value-type="float">
            <text:p>90898</text:p>
          </table:table-cell>
          <table:table-cell office:value-type="float" office:value="88078" calcext:value-type="float">
            <text:p>88078</text:p>
          </table:table-cell>
          <table:table-cell table:style-name="ce12" table:formula="of:=([.L8]+[.M8]+[.N8])/[.C8]" office:value-type="float" office:value="89770" calcext:value-type="float">
            <text:p>89770</text:p>
          </table:table-cell>
          <table:table-cell table:formula="of:=([.O8]/[.E8])/1024" office:value-type="float" office:value="1.46110026041667" calcext:value-type="float">
            <text:p>1.46110026041667</text:p>
          </table:table-cell>
          <table:table-cell table:formula="of:=([.K8]/[.O8])*1000000" office:value-type="float" office:value="1102.81831346775" calcext:value-type="float">
            <text:p>1102.81831346775</text:p>
          </table:table-cell>
          <table:table-cell table:style-name="ce23"/>
        </table:table-row>
        <table:table-row table:style-name="ro2">
          <table:table-cell/>
          <table:table-cell table:style-name="ce4" office:value-type="string" calcext:value-type="string">
            <text:p>Cleartext Bidirectional 224B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([.F9]/[.C9])/[.E9])*(3600/1000)" office:value-type="float" office:value="0.5" calcext:value-type="float">
            <text:p>0.5</text:p>
          </table:table-cell>
          <table:table-cell table:style-name="ce13" table:formula="of:=([.G9])*1000" office:value-type="float" office:value="500" calcext:value-type="float">
            <text:p>500</text:p>
          </table:table-cell>
          <table:table-cell table:style-name="ce13" table:formula="of:=([.D9]*[.H9])" office:value-type="float" office:value="1650" calcext:value-type="float">
            <text:p>1650</text:p>
          </table:table-cell>
          <table:table-cell table:style-name="ce13" table:formula="of:=([.D9]*[.G9])" office:value-type="float" office:value="1.65" calcext:value-type="float">
            <text:p>1.65</text:p>
          </table:table-cell>
          <table:table-cell table:style-name="ce13" table:formula="of:=([.J9]*[.E9])" office:value-type="float" office:value="99" calcext:value-type="float">
            <text:p>99</text:p>
          </table:table-cell>
          <table:table-cell table:style-name="ce13" office:value-type="float" office:value="428876" calcext:value-type="float">
            <text:p>428876</text:p>
          </table:table-cell>
          <table:table-cell table:style-name="ce13" office:value-type="float" office:value="432208" calcext:value-type="float">
            <text:p>432208</text:p>
          </table:table-cell>
          <table:table-cell table:style-name="ce13" office:value-type="float" office:value="438872" calcext:value-type="float">
            <text:p>438872</text:p>
          </table:table-cell>
          <table:table-cell table:formula="of:=([.L9]+[.M9]+[.N9])/[.C9]" office:value-type="float" office:value="433318.666666667" calcext:value-type="float">
            <text:p>433318.666666667</text:p>
          </table:table-cell>
          <table:table-cell table:style-name="ce13" table:formula="of:=([.O9]/[.E9])/1024" office:value-type="float" office:value="7.05271267361111" calcext:value-type="float">
            <text:p>7.05271267361111</text:p>
          </table:table-cell>
          <table:table-cell table:style-name="ce13" table:formula="of:=([.K9]/[.O9])*1000000" office:value-type="float" office:value="228.469271267643" calcext:value-type="float">
            <text:p>228.469271267643</text:p>
          </table:table-cell>
          <table:table-cell table:style-name="ce23"/>
        </table:table-row>
        <table:table-row table:style-name="ro2">
          <table:table-cell/>
          <table:table-cell office:value-type="string" calcext:value-type="string">
            <text:p>Cleartext Bidirectional 1460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(([.F10]/[.C10])/[.E10])*(3600/1000)" office:value-type="float" office:value="0.24" calcext:value-type="float">
            <text:p>0.24</text:p>
          </table:table-cell>
          <table:table-cell table:formula="of:=([.G10])*1000" office:value-type="float" office:value="240" calcext:value-type="float">
            <text:p>240</text:p>
          </table:table-cell>
          <table:table-cell table:formula="of:=([.D10]*[.H10])" office:value-type="float" office:value="792" calcext:value-type="float">
            <text:p>792</text:p>
          </table:table-cell>
          <table:table-cell table:formula="of:=([.D10]*[.G10])" office:value-type="float" office:value="0.792" calcext:value-type="float">
            <text:p>0.792</text:p>
          </table:table-cell>
          <table:table-cell table:formula="of:=([.J10]*[.E10])" office:value-type="float" office:value="47.52" calcext:value-type="float">
            <text:p>47.52</text:p>
          </table:table-cell>
          <table:table-cell office:value-type="float" office:value="9012640" calcext:value-type="float">
            <text:p>9012640</text:p>
          </table:table-cell>
          <table:table-cell office:value-type="float" office:value="10078432" calcext:value-type="float">
            <text:p>10078432</text:p>
          </table:table-cell>
          <table:table-cell office:value-type="float" office:value="9498944" calcext:value-type="float">
            <text:p>9498944</text:p>
          </table:table-cell>
          <table:table-cell table:style-name="ce12" table:formula="of:=([.L10]+[.M10]+[.N10])/[.C10]" office:value-type="float" office:value="9530005.33333333" calcext:value-type="float">
            <text:p>9530005.33333333</text:p>
          </table:table-cell>
          <table:table-cell table:formula="of:=([.O10]/[.E10])/1024" office:value-type="float" office:value="155.110763888889" calcext:value-type="float">
            <text:p>155.110763888889</text:p>
          </table:table-cell>
          <table:table-cell table:formula="of:=([.K10]/[.O10])*1000000" office:value-type="float" office:value="4.98635607619107" calcext:value-type="float">
            <text:p>4.98635607619107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Cleartext Bidirectional 4096B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(([.F11]/[.C11])/[.E11])*(3600/1000)" office:value-type="float" office:value="0.12" calcext:value-type="float">
            <text:p>0.12</text:p>
          </table:table-cell>
          <table:table-cell table:style-name="ce13" table:formula="of:=([.G11])*1000" office:value-type="float" office:value="120" calcext:value-type="float">
            <text:p>120</text:p>
          </table:table-cell>
          <table:table-cell table:style-name="ce13" table:formula="of:=([.D11]*[.H11])" office:value-type="float" office:value="396" calcext:value-type="float">
            <text:p>396</text:p>
          </table:table-cell>
          <table:table-cell table:style-name="ce13" table:formula="of:=([.D11]*[.G11])" office:value-type="float" office:value="0.396" calcext:value-type="float">
            <text:p>0.396</text:p>
          </table:table-cell>
          <table:table-cell table:style-name="ce13" table:formula="of:=([.J11]*[.E11])" office:value-type="float" office:value="23.76" calcext:value-type="float">
            <text:p>23.76</text:p>
          </table:table-cell>
          <table:table-cell table:style-name="ce13" office:value-type="float" office:value="12316920" calcext:value-type="float">
            <text:p>12316920</text:p>
          </table:table-cell>
          <table:table-cell table:style-name="ce13" office:value-type="float" office:value="13822776" calcext:value-type="float">
            <text:p>13822776</text:p>
          </table:table-cell>
          <table:table-cell table:style-name="ce13" office:value-type="float" office:value="13577256" calcext:value-type="float">
            <text:p>13577256</text:p>
          </table:table-cell>
          <table:table-cell table:formula="of:=([.L11]+[.M11]+[.N11])/[.C11]" office:value-type="float" office:value="13238984" calcext:value-type="float">
            <text:p>13238984</text:p>
          </table:table-cell>
          <table:table-cell table:style-name="ce13" table:formula="of:=([.O11]/[.E11])/1024" office:value-type="float" office:value="215.478255208333" calcext:value-type="float">
            <text:p>215.478255208333</text:p>
          </table:table-cell>
          <table:table-cell table:style-name="ce13" table:formula="of:=([.K11]/[.O11])*1000000" office:value-type="float" office:value="1.79469965368944" calcext:value-type="float">
            <text:p>1.79469965368944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ES128CTR+DH+HMAC Unidirectional 51B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3" calcext:value-type="float">
            <text:p>3.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(([.F12]/[.C12])/[.E12])*(3600/1000)" office:value-type="float" office:value="0.1" calcext:value-type="float">
            <text:p>0.1</text:p>
          </table:table-cell>
          <table:table-cell table:style-name="ce14" table:formula="of:=([.G12])*1000" office:value-type="float" office:value="100" calcext:value-type="float">
            <text:p>100</text:p>
          </table:table-cell>
          <table:table-cell table:style-name="ce14" table:formula="of:=([.D12]*[.H12])" office:value-type="float" office:value="330" calcext:value-type="float">
            <text:p>330</text:p>
          </table:table-cell>
          <table:table-cell table:style-name="ce14" table:formula="of:=([.D12]*[.G12])" office:value-type="float" office:value="0.33" calcext:value-type="float">
            <text:p>0.33</text:p>
          </table:table-cell>
          <table:table-cell table:style-name="ce14" table:formula="of:=([.J12]*[.E12])" office:value-type="float" office:value="19.8" calcext:value-type="float">
            <text:p>19.8</text:p>
          </table:table-cell>
          <table:table-cell table:style-name="ce14" office:value-type="float" office:value="1265745" calcext:value-type="float">
            <text:p>1265745</text:p>
          </table:table-cell>
          <table:table-cell table:style-name="ce14" office:value-type="float" office:value="1274430" calcext:value-type="float">
            <text:p>1274430</text:p>
          </table:table-cell>
          <table:table-cell table:style-name="ce14" office:value-type="float" office:value="1166370" calcext:value-type="float">
            <text:p>1166370</text:p>
          </table:table-cell>
          <table:table-cell table:style-name="ce14" table:formula="of:=([.L12]+[.M12]+[.N12])/[.C12]" office:value-type="float" office:value="1235515" calcext:value-type="float">
            <text:p>1235515</text:p>
          </table:table-cell>
          <table:table-cell table:style-name="ce14" table:formula="of:=([.O12]/[.E12])/1024" office:value-type="float" office:value="20.1092936197917" calcext:value-type="float">
            <text:p>20.1092936197917</text:p>
          </table:table-cell>
          <table:table-cell table:style-name="ce14" table:formula="of:=([.K12]/[.O12])*1000000" office:value-type="float" office:value="16.0257058797344" calcext:value-type="float">
            <text:p>16.0257058797344</text:p>
          </table:table-cell>
          <table:table-cell table:style-name="ce23"/>
        </table:table-row>
        <table:table-row table:style-name="ro2">
          <table:table-cell/>
          <table:table-cell table:style-name="ce6" office:value-type="string" calcext:value-type="string">
            <text:p>AES128CTR+DH+HMAC Unidirectional 224B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(([.F13]/[.C13])/[.E13])*(3600/1000)" office:value-type="float" office:value="0.12" calcext:value-type="float">
            <text:p>0.12</text:p>
          </table:table-cell>
          <table:table-cell table:style-name="ce15"/>
          <table:table-cell table:style-name="ce15" table:formula="of:=([.D13]*[.H13])" office:value-type="float" office:value="0" calcext:value-type="float">
            <text:p>0</text:p>
          </table:table-cell>
          <table:table-cell table:style-name="ce15" table:formula="of:=([.D13]*[.G13])" office:value-type="float" office:value="0.396" calcext:value-type="float">
            <text:p>0.396</text:p>
          </table:table-cell>
          <table:table-cell table:style-name="ce15" table:formula="of:=([.J13]*[.E13])" office:value-type="float" office:value="23.76" calcext:value-type="float">
            <text:p>23.76</text:p>
          </table:table-cell>
          <table:table-cell table:style-name="ce15" office:value-type="float" office:value="11128738" calcext:value-type="float">
            <text:p>11128738</text:p>
          </table:table-cell>
          <table:table-cell table:style-name="ce15" office:value-type="float" office:value="11249042" calcext:value-type="float">
            <text:p>11249042</text:p>
          </table:table-cell>
          <table:table-cell table:style-name="ce15" office:value-type="float" office:value="11153664" calcext:value-type="float">
            <text:p>11153664</text:p>
          </table:table-cell>
          <table:table-cell table:style-name="ce15" table:formula="of:=([.L13]+[.M13]+[.N13])/[.C13]" office:value-type="float" office:value="11177148" calcext:value-type="float">
            <text:p>11177148</text:p>
          </table:table-cell>
          <table:table-cell table:style-name="ce15" table:formula="of:=([.O13]/[.E13])/1024" office:value-type="float" office:value="181.9197265625" calcext:value-type="float">
            <text:p>181.9197265625</text:p>
          </table:table-cell>
          <table:table-cell table:style-name="ce15" table:formula="of:=([.K13]/[.O13])*1000000" office:value-type="float" office:value="2.1257658930525" calcext:value-type="float">
            <text:p>2.1257658930525</text:p>
          </table:table-cell>
          <table:table-cell table:style-name="ce23"/>
        </table:table-row>
        <table:table-row table:style-name="ro2">
          <table:table-cell/>
          <table:table-cell table:style-name="ce5" office:value-type="string" calcext:value-type="string">
            <text:p>AES128CTR+DH+HMAC Unidirectional 1460B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3" calcext:value-type="float">
            <text:p>3.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(([.F14]/[.C14])/[.E14])*(3600/1000)" office:value-type="float" office:value="0.12" calcext:value-type="float">
            <text:p>0.12</text:p>
          </table:table-cell>
          <table:table-cell table:style-name="ce14" table:formula="of:=([.G14])*1000" office:value-type="float" office:value="120" calcext:value-type="float">
            <text:p>120</text:p>
          </table:table-cell>
          <table:table-cell table:style-name="ce14" table:formula="of:=([.D14]*[.H14])" office:value-type="float" office:value="396" calcext:value-type="float">
            <text:p>396</text:p>
          </table:table-cell>
          <table:table-cell table:style-name="ce14" table:formula="of:=([.D14]*[.G14])" office:value-type="float" office:value="0.396" calcext:value-type="float">
            <text:p>0.396</text:p>
          </table:table-cell>
          <table:table-cell table:style-name="ce14" table:formula="of:=([.J14]*[.E14])" office:value-type="float" office:value="23.76" calcext:value-type="float">
            <text:p>23.76</text:p>
          </table:table-cell>
          <table:table-cell table:style-name="ce14" office:value-type="float" office:value="21704608" calcext:value-type="float">
            <text:p>21704608</text:p>
          </table:table-cell>
          <table:table-cell table:style-name="ce14" office:value-type="float" office:value="25360016" calcext:value-type="float">
            <text:p>25360016</text:p>
          </table:table-cell>
          <table:table-cell table:style-name="ce14" office:value-type="float" office:value="21659040" calcext:value-type="float">
            <text:p>21659040</text:p>
          </table:table-cell>
          <table:table-cell table:style-name="ce14" table:formula="of:=([.L14]+[.M14]+[.N14])/[.C14]" office:value-type="float" office:value="22907888" calcext:value-type="float">
            <text:p>22907888</text:p>
          </table:table-cell>
          <table:table-cell table:style-name="ce14" table:formula="of:=([.O14]/[.E14])/1024" office:value-type="float" office:value="372.849739583333" calcext:value-type="float">
            <text:p>372.849739583333</text:p>
          </table:table-cell>
          <table:table-cell table:style-name="ce14" table:formula="of:=([.K14]/[.O14])*1000000" office:value-type="float" office:value="1.03719731823379" calcext:value-type="float">
            <text:p>1.03719731823379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ES128CTR+DH+HMAC Unidirectional 4096B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(([.F15]/[.C15])/[.E15])*(3600/1000)" office:value-type="float" office:value="0.12" calcext:value-type="float">
            <text:p>0.12</text:p>
          </table:table-cell>
          <table:table-cell table:style-name="ce15" table:formula="of:=([.G15])*1000" office:value-type="float" office:value="120" calcext:value-type="float">
            <text:p>120</text:p>
          </table:table-cell>
          <table:table-cell table:style-name="ce15" table:formula="of:=([.D15]*[.H15])" office:value-type="float" office:value="396" calcext:value-type="float">
            <text:p>396</text:p>
          </table:table-cell>
          <table:table-cell table:style-name="ce15" table:formula="of:=([.D15]*[.G15])" office:value-type="float" office:value="0.396" calcext:value-type="float">
            <text:p>0.396</text:p>
          </table:table-cell>
          <table:table-cell table:style-name="ce15" table:formula="of:=([.J15]*[.E15])" office:value-type="float" office:value="23.76" calcext:value-type="float">
            <text:p>23.76</text:p>
          </table:table-cell>
          <table:table-cell table:style-name="ce15" office:value-type="float" office:value="26459020" calcext:value-type="float">
            <text:p>26459020</text:p>
          </table:table-cell>
          <table:table-cell table:style-name="ce15" office:value-type="float" office:value="27153280" calcext:value-type="float">
            <text:p>27153280</text:p>
          </table:table-cell>
          <table:table-cell table:style-name="ce15" office:value-type="float" office:value="28074900" calcext:value-type="float">
            <text:p>28074900</text:p>
          </table:table-cell>
          <table:table-cell table:style-name="ce15" table:formula="of:=([.L15]+[.M15]+[.N15])/[.C15]" office:value-type="float" office:value="27229066.6666667" calcext:value-type="float">
            <text:p>27229066.6666667</text:p>
          </table:table-cell>
          <table:table-cell table:style-name="ce15" table:formula="of:=([.O15]/[.E15])/1024" office:value-type="float" office:value="443.181423611111" calcext:value-type="float">
            <text:p>443.181423611111</text:p>
          </table:table-cell>
          <table:table-cell table:style-name="ce15" table:formula="of:=([.K15]/[.O15])*1000000" office:value-type="float" office:value="0.872596930730886" calcext:value-type="float">
            <text:p>0.872596930730886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ES128CTR+DH+HMAC Bidirectional 51B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3" calcext:value-type="float">
            <text:p>3.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formula="of:=(([.F16]/[.C16])/[.E16])*(3600/1000)" office:value-type="float" office:value="0.56" calcext:value-type="float">
            <text:p>0.56</text:p>
          </table:table-cell>
          <table:table-cell table:style-name="ce14" table:formula="of:=([.G16])*1000" office:value-type="float" office:value="560" calcext:value-type="float">
            <text:p>560</text:p>
          </table:table-cell>
          <table:table-cell table:style-name="ce14" table:formula="of:=([.D16]*[.H16])" office:value-type="float" office:value="1848" calcext:value-type="float">
            <text:p>1848</text:p>
          </table:table-cell>
          <table:table-cell table:style-name="ce14" table:formula="of:=([.D16]*[.G16])" office:value-type="float" office:value="1.848" calcext:value-type="float">
            <text:p>1.848</text:p>
          </table:table-cell>
          <table:table-cell table:style-name="ce14" table:formula="of:=([.J16]*[.E16])" office:value-type="float" office:value="110.88" calcext:value-type="float">
            <text:p>110.88</text:p>
          </table:table-cell>
          <table:table-cell table:style-name="ce14" office:value-type="float" office:value="27690" calcext:value-type="float">
            <text:p>27690</text:p>
          </table:table-cell>
          <table:table-cell table:style-name="ce14" office:value-type="float" office:value="26550" calcext:value-type="float">
            <text:p>26550</text:p>
          </table:table-cell>
          <table:table-cell table:style-name="ce14" office:value-type="float" office:value="26790" calcext:value-type="float">
            <text:p>26790</text:p>
          </table:table-cell>
          <table:table-cell table:style-name="ce14" table:formula="of:=([.L16]+[.M16]+[.N16])/[.C16]" office:value-type="float" office:value="27010" calcext:value-type="float">
            <text:p>27010</text:p>
          </table:table-cell>
          <table:table-cell table:style-name="ce14" table:formula="of:=([.O16]/[.E16])/1024" office:value-type="float" office:value="0.439615885416667" calcext:value-type="float">
            <text:p>0.439615885416667</text:p>
          </table:table-cell>
          <table:table-cell table:style-name="ce14" table:formula="of:=([.K16]/[.O16])*1000000" office:value-type="float" office:value="4105.14624213254" calcext:value-type="float">
            <text:p>4105.14624213254</text:p>
          </table:table-cell>
          <table:table-cell table:style-name="ce23"/>
        </table:table-row>
        <table:table-row table:style-name="ro2">
          <table:table-cell/>
          <table:table-cell table:style-name="ce6" office:value-type="string" calcext:value-type="string">
            <text:p>AES128CTR+DH+HMAC Bidirectional 224B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formula="of:=(([.F17]/[.C17])/[.E17])*(3600/1000)" office:value-type="float" office:value="0.58" calcext:value-type="float">
            <text:p>0.58</text:p>
          </table:table-cell>
          <table:table-cell table:style-name="ce15" table:formula="of:=([.G17])*1000" office:value-type="float" office:value="580" calcext:value-type="float">
            <text:p>580</text:p>
          </table:table-cell>
          <table:table-cell table:style-name="ce15" table:formula="of:=([.D17]*[.H17])" office:value-type="float" office:value="1914" calcext:value-type="float">
            <text:p>1914</text:p>
          </table:table-cell>
          <table:table-cell table:style-name="ce15" table:formula="of:=([.D17]*[.G17])" office:value-type="float" office:value="1.914" calcext:value-type="float">
            <text:p>1.914</text:p>
          </table:table-cell>
          <table:table-cell table:style-name="ce15" table:formula="of:=([.J17]*[.E17])" office:value-type="float" office:value="114.84" calcext:value-type="float">
            <text:p>114.84</text:p>
          </table:table-cell>
          <table:table-cell table:style-name="ce15" office:value-type="float" office:value="433012" calcext:value-type="float">
            <text:p>433012</text:p>
          </table:table-cell>
          <table:table-cell table:style-name="ce15" office:value-type="float" office:value="354732" calcext:value-type="float">
            <text:p>354732</text:p>
          </table:table-cell>
          <table:table-cell table:style-name="ce15" office:value-type="float" office:value="385220" calcext:value-type="float">
            <text:p>385220</text:p>
          </table:table-cell>
          <table:table-cell table:style-name="ce15" table:formula="of:=([.L17]+[.M17]+[.N17])/[.C17]" office:value-type="float" office:value="390988" calcext:value-type="float">
            <text:p>390988</text:p>
          </table:table-cell>
          <table:table-cell table:style-name="ce15" table:formula="of:=([.O17]/[.E17])/1024" office:value-type="float" office:value="6.36373697916667" calcext:value-type="float">
            <text:p>6.36373697916667</text:p>
          </table:table-cell>
          <table:table-cell table:style-name="ce15" table:formula="of:=([.K17]/[.O17])*1000000" office:value-type="float" office:value="293.71745424412" calcext:value-type="float">
            <text:p>293.71745424412</text:p>
          </table:table-cell>
          <table:table-cell table:style-name="ce23"/>
        </table:table-row>
        <table:table-row table:style-name="ro2">
          <table:table-cell/>
          <table:table-cell table:style-name="ce5" office:value-type="string" calcext:value-type="string">
            <text:p>AES128CTR+DH+HMAC Bidirectional 1460B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3" calcext:value-type="float">
            <text:p>3.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formula="of:=(([.F18]/[.C18])/[.E18])*(3600/1000)" office:value-type="float" office:value="0.36" calcext:value-type="float">
            <text:p>0.36</text:p>
          </table:table-cell>
          <table:table-cell table:style-name="ce14" table:formula="of:=([.G18])*1000" office:value-type="float" office:value="360" calcext:value-type="float">
            <text:p>360</text:p>
          </table:table-cell>
          <table:table-cell table:style-name="ce14" table:formula="of:=([.D18]*[.H18])" office:value-type="float" office:value="1188" calcext:value-type="float">
            <text:p>1188</text:p>
          </table:table-cell>
          <table:table-cell table:style-name="ce14" table:formula="of:=([.D18]*[.G18])" office:value-type="float" office:value="1.188" calcext:value-type="float">
            <text:p>1.188</text:p>
          </table:table-cell>
          <table:table-cell table:style-name="ce14" table:formula="of:=([.J18]*[.E18])" office:value-type="float" office:value="71.28" calcext:value-type="float">
            <text:p>71.28</text:p>
          </table:table-cell>
          <table:table-cell table:style-name="ce14" office:value-type="float" office:value="8931328" calcext:value-type="float">
            <text:p>8931328</text:p>
          </table:table-cell>
          <table:table-cell table:style-name="ce14" office:value-type="float" office:value="10682848" calcext:value-type="float">
            <text:p>10682848</text:p>
          </table:table-cell>
          <table:table-cell table:style-name="ce14" office:value-type="float" office:value="8620896" calcext:value-type="float">
            <text:p>8620896</text:p>
          </table:table-cell>
          <table:table-cell table:style-name="ce14" table:formula="of:=([.L18]+[.M18]+[.N18])/[.C18]" office:value-type="float" office:value="9411690.66666667" calcext:value-type="float">
            <text:p>9411690.66666667</text:p>
          </table:table-cell>
          <table:table-cell table:style-name="ce14" table:formula="of:=([.O18]/[.E18])/1024" office:value-type="float" office:value="153.185069444444" calcext:value-type="float">
            <text:p>153.185069444444</text:p>
          </table:table-cell>
          <table:table-cell table:style-name="ce14" table:formula="of:=([.K18]/[.O18])*1000000" office:value-type="float" office:value="7.57355957866869" calcext:value-type="float">
            <text:p>7.57355957866869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ES128CTR+DH+HMAC Bidirectional 4096B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(([.F19]/[.C19])/[.E19])*(3600/1000)" office:value-type="float" office:value="0.5" calcext:value-type="float">
            <text:p>0.5</text:p>
          </table:table-cell>
          <table:table-cell table:style-name="ce15" table:formula="of:=([.G19])*1000" office:value-type="float" office:value="500" calcext:value-type="float">
            <text:p>500</text:p>
          </table:table-cell>
          <table:table-cell table:style-name="ce15" table:formula="of:=([.D19]*[.H19])" office:value-type="float" office:value="1650" calcext:value-type="float">
            <text:p>1650</text:p>
          </table:table-cell>
          <table:table-cell table:style-name="ce15" table:formula="of:=([.D19]*[.G19])" office:value-type="float" office:value="1.65" calcext:value-type="float">
            <text:p>1.65</text:p>
          </table:table-cell>
          <table:table-cell table:style-name="ce15" table:formula="of:=([.J19]*[.E19])" office:value-type="float" office:value="99" calcext:value-type="float">
            <text:p>99</text:p>
          </table:table-cell>
          <table:table-cell table:style-name="ce15" office:value-type="float" office:value="12797120" calcext:value-type="float">
            <text:p>12797120</text:p>
          </table:table-cell>
          <table:table-cell table:style-name="ce15" office:value-type="float" office:value="14201880" calcext:value-type="float">
            <text:p>14201880</text:p>
          </table:table-cell>
          <table:table-cell table:style-name="ce15" office:value-type="float" office:value="12415480" calcext:value-type="float">
            <text:p>12415480</text:p>
          </table:table-cell>
          <table:table-cell table:style-name="ce15" table:formula="of:=([.L19]+[.M19]+[.N19])/[.C19]" office:value-type="float" office:value="13138160" calcext:value-type="float">
            <text:p>13138160</text:p>
          </table:table-cell>
          <table:table-cell table:style-name="ce15" table:formula="of:=([.O19]/[.E19])/1024" office:value-type="float" office:value="213.837239583333" calcext:value-type="float">
            <text:p>213.837239583333</text:p>
          </table:table-cell>
          <table:table-cell table:style-name="ce15" table:formula="of:=([.K19]/[.O19])*1000000" office:value-type="float" office:value="7.53530174697218" calcext:value-type="float">
            <text:p>7.53530174697218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AES256GCM+RSA Unidirectional 51B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(([.F20]/[.C20])/[.E20])*(3600/1000)" office:value-type="float" office:value="0.16" calcext:value-type="float">
            <text:p>0.16</text:p>
          </table:table-cell>
          <table:table-cell table:style-name="ce16" table:formula="of:=([.G20])*1000" office:value-type="float" office:value="160" calcext:value-type="float">
            <text:p>160</text:p>
          </table:table-cell>
          <table:table-cell table:style-name="ce16" table:formula="of:=([.D20]*[.H20])" office:value-type="float" office:value="528" calcext:value-type="float">
            <text:p>528</text:p>
          </table:table-cell>
          <table:table-cell table:style-name="ce16" table:formula="of:=([.D20]*[.G20])" office:value-type="float" office:value="0.528" calcext:value-type="float">
            <text:p>0.528</text:p>
          </table:table-cell>
          <table:table-cell table:style-name="ce16" table:formula="of:=([.J20]*[.E20])" office:value-type="float" office:value="31.68" calcext:value-type="float">
            <text:p>31.68</text:p>
          </table:table-cell>
          <table:table-cell table:style-name="ce16" office:value-type="float" office:value="1800155" calcext:value-type="float">
            <text:p>1800155</text:p>
          </table:table-cell>
          <table:table-cell table:style-name="ce16" office:value-type="float" office:value="1790769" calcext:value-type="float">
            <text:p>1790769</text:p>
          </table:table-cell>
          <table:table-cell table:style-name="ce16" office:value-type="float" office:value="1771674" calcext:value-type="float">
            <text:p>1771674</text:p>
          </table:table-cell>
          <table:table-cell table:style-name="ce16" table:formula="of:=([.L20]+[.M20]+[.N20])/[.C20]" office:value-type="float" office:value="1787532.66666667" calcext:value-type="float">
            <text:p>1787532.66666667</text:p>
          </table:table-cell>
          <table:table-cell table:style-name="ce16" table:formula="of:=([.O20]/[.E20])/1024" office:value-type="float" office:value="29.0939561631944" calcext:value-type="float">
            <text:p>29.0939561631944</text:p>
          </table:table-cell>
          <table:table-cell table:style-name="ce16" table:formula="of:=([.K20]/[.O20])*1000000" office:value-type="float" office:value="17.7227530387323" calcext:value-type="float">
            <text:p>17.7227530387323</text:p>
          </table:table-cell>
          <table:table-cell table:style-name="ce23"/>
        </table:table-row>
        <table:table-row table:style-name="ro2">
          <table:table-cell/>
          <table:table-cell table:style-name="ce8" office:value-type="string" calcext:value-type="string">
            <text:p>AES256GCM+RSA Unidirectional 224B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(([.F21]/[.C21])/[.E21])*(3600/1000)" office:value-type="float" office:value="0.12" calcext:value-type="float">
            <text:p>0.12</text:p>
          </table:table-cell>
          <table:table-cell table:style-name="ce17" table:formula="of:=([.G21])*1000" office:value-type="float" office:value="120" calcext:value-type="float">
            <text:p>120</text:p>
          </table:table-cell>
          <table:table-cell table:style-name="ce17" table:formula="of:=([.D21]*[.H21])" office:value-type="float" office:value="396" calcext:value-type="float">
            <text:p>396</text:p>
          </table:table-cell>
          <table:table-cell table:style-name="ce17" table:formula="of:=([.D21]*[.G21])" office:value-type="float" office:value="0.396" calcext:value-type="float">
            <text:p>0.396</text:p>
          </table:table-cell>
          <table:table-cell table:style-name="ce17" table:formula="of:=([.J21]*[.E21])" office:value-type="float" office:value="23.76" calcext:value-type="float">
            <text:p>23.76</text:p>
          </table:table-cell>
          <table:table-cell table:style-name="ce17" office:value-type="float" office:value="11323830" calcext:value-type="float">
            <text:p>11323830</text:p>
          </table:table-cell>
          <table:table-cell table:style-name="ce17" office:value-type="float" office:value="11043060" calcext:value-type="float">
            <text:p>11043060</text:p>
          </table:table-cell>
          <table:table-cell table:style-name="ce17" office:value-type="float" office:value="11577090" calcext:value-type="float">
            <text:p>11577090</text:p>
          </table:table-cell>
          <table:table-cell table:style-name="ce17" table:formula="of:=([.L21]+[.M21]+[.N21])/[.C21]" office:value-type="float" office:value="11314660" calcext:value-type="float">
            <text:p>11314660</text:p>
          </table:table-cell>
          <table:table-cell table:style-name="ce17" table:formula="of:=([.O21]/[.E21])/1024" office:value-type="float" office:value="184.157877604167" calcext:value-type="float">
            <text:p>184.157877604167</text:p>
          </table:table-cell>
          <table:table-cell table:style-name="ce17" table:formula="of:=([.K21]/[.O21])*1000000" office:value-type="float" office:value="2.09993053260107" calcext:value-type="float">
            <text:p>2.09993053260107</text:p>
          </table:table-cell>
          <table:table-cell table:style-name="ce23"/>
        </table:table-row>
        <table:table-row table:style-name="ro2">
          <table:table-cell/>
          <table:table-cell table:style-name="ce7" office:value-type="string" calcext:value-type="string">
            <text:p>AES256GCM+RSA Unidirectional 1460B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(([.F22]/[.C22])/[.E22])*(3600/1000)" office:value-type="float" office:value="0.1" calcext:value-type="float">
            <text:p>0.1</text:p>
          </table:table-cell>
          <table:table-cell table:style-name="ce16" table:formula="of:=([.G22])*1000" office:value-type="float" office:value="100" calcext:value-type="float">
            <text:p>100</text:p>
          </table:table-cell>
          <table:table-cell table:style-name="ce16" table:formula="of:=([.D22]*[.H22])" office:value-type="float" office:value="330" calcext:value-type="float">
            <text:p>330</text:p>
          </table:table-cell>
          <table:table-cell table:style-name="ce16" table:formula="of:=([.D22]*[.G22])" office:value-type="float" office:value="0.33" calcext:value-type="float">
            <text:p>0.33</text:p>
          </table:table-cell>
          <table:table-cell table:style-name="ce16" table:formula="of:=([.J22]*[.E22])" office:value-type="float" office:value="19.8" calcext:value-type="float">
            <text:p>19.8</text:p>
          </table:table-cell>
          <table:table-cell table:style-name="ce16" office:value-type="float" office:value="18782484" calcext:value-type="float">
            <text:p>18782484</text:p>
          </table:table-cell>
          <table:table-cell table:style-name="ce16" office:value-type="float" office:value="17535840" calcext:value-type="float">
            <text:p>17535840</text:p>
          </table:table-cell>
          <table:table-cell table:style-name="ce16" office:value-type="float" office:value="18452616" calcext:value-type="float">
            <text:p>18452616</text:p>
          </table:table-cell>
          <table:table-cell table:style-name="ce16" office:value-type="float" office:value="17568684" calcext:value-type="float">
            <text:p>17568684</text:p>
          </table:table-cell>
          <table:table-cell table:style-name="ce16" table:formula="of:=([.O22]/[.E22])/1024" office:value-type="float" office:value="285.9486328125" calcext:value-type="float">
            <text:p>285.9486328125</text:p>
          </table:table-cell>
          <table:table-cell table:style-name="ce16" table:formula="of:=([.K22]/[.O22])*1000000" office:value-type="float" office:value="1.12700530102312" calcext:value-type="float">
            <text:p>1.12700530102312</text:p>
          </table:table-cell>
          <table:table-cell/>
        </table:table-row>
        <table:table-row table:style-name="ro2">
          <table:table-cell/>
          <table:table-cell table:style-name="ce8" office:value-type="string" calcext:value-type="string">
            <text:p>AES256GCM+RSA Unidirectional 4096B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(([.F23]/[.C23])/[.E23])*(3600/1000)" office:value-type="float" office:value="0.08" calcext:value-type="float">
            <text:p>0.08</text:p>
          </table:table-cell>
          <table:table-cell table:style-name="ce17" table:formula="of:=([.G23])*1000" office:value-type="float" office:value="80" calcext:value-type="float">
            <text:p>80</text:p>
          </table:table-cell>
          <table:table-cell table:style-name="ce17" table:formula="of:=([.D23]*[.H23])" office:value-type="float" office:value="264" calcext:value-type="float">
            <text:p>264</text:p>
          </table:table-cell>
          <table:table-cell table:style-name="ce17" table:formula="of:=([.D23]*[.G23])" office:value-type="float" office:value="0.264" calcext:value-type="float">
            <text:p>0.264</text:p>
          </table:table-cell>
          <table:table-cell table:style-name="ce17" table:formula="of:=([.J23]*[.E23])" office:value-type="float" office:value="15.84" calcext:value-type="float">
            <text:p>15.84</text:p>
          </table:table-cell>
          <table:table-cell table:style-name="ce17" office:value-type="float" office:value="25042368" calcext:value-type="float">
            <text:p>25042368</text:p>
          </table:table-cell>
          <table:table-cell table:style-name="ce17" office:value-type="float" office:value="22169120" calcext:value-type="float">
            <text:p>22169120</text:p>
          </table:table-cell>
          <table:table-cell table:style-name="ce17" office:value-type="float" office:value="23465536" calcext:value-type="float">
            <text:p>23465536</text:p>
          </table:table-cell>
          <table:table-cell table:style-name="ce17" table:formula="of:=([.L23]+[.M23]+[.N23])/[.C23]" office:value-type="float" office:value="23559008" calcext:value-type="float">
            <text:p>23559008</text:p>
          </table:table-cell>
          <table:table-cell table:style-name="ce17" table:formula="of:=([.O23]/[.E23])/1024" office:value-type="float" office:value="383.447395833333" calcext:value-type="float">
            <text:p>383.447395833333</text:p>
          </table:table-cell>
          <table:table-cell table:style-name="ce17" table:formula="of:=([.K23]/[.O23])*1000000" office:value-type="float" office:value="0.672354285885042" calcext:value-type="float">
            <text:p>0.672354285885042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AES256GCM+RSA Bidirectional 51B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formula="of:=(([.F24]/[.C24])/[.E24])*(3600/1000)" office:value-type="float" office:value="0.48" calcext:value-type="float">
            <text:p>0.48</text:p>
          </table:table-cell>
          <table:table-cell table:style-name="ce16" table:formula="of:=([.G24])*1000" office:value-type="float" office:value="480" calcext:value-type="float">
            <text:p>480</text:p>
          </table:table-cell>
          <table:table-cell table:style-name="ce16" table:formula="of:=([.D24]*[.H24])" office:value-type="float" office:value="1584" calcext:value-type="float">
            <text:p>1584</text:p>
          </table:table-cell>
          <table:table-cell table:style-name="ce16" table:formula="of:=([.D24]*[.G24])" office:value-type="float" office:value="1.584" calcext:value-type="float">
            <text:p>1.584</text:p>
          </table:table-cell>
          <table:table-cell table:style-name="ce16" table:formula="of:=([.J24]*[.E24])" office:value-type="float" office:value="95.04" calcext:value-type="float">
            <text:p>95.04</text:p>
          </table:table-cell>
          <table:table-cell table:style-name="ce16" office:value-type="float" office:value="39406" calcext:value-type="float">
            <text:p>39406</text:p>
          </table:table-cell>
          <table:table-cell table:style-name="ce16" office:value-type="float" office:value="29336" calcext:value-type="float">
            <text:p>29336</text:p>
          </table:table-cell>
          <table:table-cell table:style-name="ce16" office:value-type="float" office:value="28804" calcext:value-type="float">
            <text:p>28804</text:p>
          </table:table-cell>
          <table:table-cell table:style-name="ce16" table:formula="of:=([.L24]+[.M24]+[.N24])/[.C24]" office:value-type="float" office:value="32515.3333333333" calcext:value-type="float">
            <text:p>32515.3333333333</text:p>
          </table:table-cell>
          <table:table-cell table:style-name="ce16" table:formula="of:=([.O24]/[.E24])/1024" office:value-type="float" office:value="0.529220920138889" calcext:value-type="float">
            <text:p>0.529220920138889</text:p>
          </table:table-cell>
          <table:table-cell table:style-name="ce16" table:formula="of:=([.K24]/[.O24])*1000000" office:value-type="float" office:value="2922.92866955078" calcext:value-type="float">
            <text:p>2922.92866955078</text:p>
          </table:table-cell>
          <table:table-cell table:style-name="ce23"/>
        </table:table-row>
        <table:table-row table:style-name="ro2">
          <table:table-cell/>
          <table:table-cell table:style-name="ce8" office:value-type="string" calcext:value-type="string">
            <text:p>AES256GCM+RSA Bidirectional 224B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formula="of:=(([.F25]/[.C25])/[.E25])*(3600/1000)" office:value-type="float" office:value="0.5" calcext:value-type="float">
            <text:p>0.5</text:p>
          </table:table-cell>
          <table:table-cell table:style-name="ce17" table:formula="of:=([.G25])*1000" office:value-type="float" office:value="500" calcext:value-type="float">
            <text:p>500</text:p>
          </table:table-cell>
          <table:table-cell table:style-name="ce17" table:formula="of:=([.D25]*[.H25])" office:value-type="float" office:value="1650" calcext:value-type="float">
            <text:p>1650</text:p>
          </table:table-cell>
          <table:table-cell table:style-name="ce17" table:formula="of:=([.D25]*[.G25])" office:value-type="float" office:value="1.65" calcext:value-type="float">
            <text:p>1.65</text:p>
          </table:table-cell>
          <table:table-cell table:style-name="ce17" table:formula="of:=([.J25]*[.E25])" office:value-type="float" office:value="99" calcext:value-type="float">
            <text:p>99</text:p>
          </table:table-cell>
          <table:table-cell table:style-name="ce17" office:value-type="float" office:value="436800" calcext:value-type="float">
            <text:p>436800</text:p>
          </table:table-cell>
          <table:table-cell table:style-name="ce17" office:value-type="float" office:value="295260" calcext:value-type="float">
            <text:p>295260</text:p>
          </table:table-cell>
          <table:table-cell table:style-name="ce17" office:value-type="float" office:value="351960" calcext:value-type="float">
            <text:p>351960</text:p>
          </table:table-cell>
          <table:table-cell table:style-name="ce17" table:formula="of:=([.L25]+[.M25]+[.N25])/[.C25]" office:value-type="float" office:value="361340" calcext:value-type="float">
            <text:p>361340</text:p>
          </table:table-cell>
          <table:table-cell table:style-name="ce17" table:formula="of:=([.O25]/[.E25])/1024" office:value-type="float" office:value="5.88118489583333" calcext:value-type="float">
            <text:p>5.88118489583333</text:p>
          </table:table-cell>
          <table:table-cell table:style-name="ce17" table:formula="of:=([.K25]/[.O25])*1000000" office:value-type="float" office:value="273.980184867438" calcext:value-type="float">
            <text:p>273.980184867438</text:p>
          </table:table-cell>
          <table:table-cell table:style-name="ce23"/>
        </table:table-row>
        <table:table-row table:style-name="ro2">
          <table:table-cell/>
          <table:table-cell table:style-name="ce7" office:value-type="string" calcext:value-type="string">
            <text:p>AES256GCM+RSA Bidirectional 1460B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formula="of:=(([.F26]/[.C26])/[.E26])*(3600/1000)" office:value-type="float" office:value="0.3" calcext:value-type="float">
            <text:p>0.3</text:p>
          </table:table-cell>
          <table:table-cell table:style-name="ce16" table:formula="of:=([.G26])*1000" office:value-type="float" office:value="300" calcext:value-type="float">
            <text:p>300</text:p>
          </table:table-cell>
          <table:table-cell table:style-name="ce16" table:formula="of:=([.D26]*[.H26])" office:value-type="float" office:value="990" calcext:value-type="float">
            <text:p>990</text:p>
          </table:table-cell>
          <table:table-cell table:style-name="ce16" table:formula="of:=([.D26]*[.G26])" office:value-type="float" office:value="0.99" calcext:value-type="float">
            <text:p>0.99</text:p>
          </table:table-cell>
          <table:table-cell table:style-name="ce16" table:formula="of:=([.J26]*[.E26])" office:value-type="float" office:value="59.4" calcext:value-type="float">
            <text:p>59.4</text:p>
          </table:table-cell>
          <table:table-cell table:style-name="ce16" office:value-type="float" office:value="9233448" calcext:value-type="float">
            <text:p>9233448</text:p>
          </table:table-cell>
          <table:table-cell table:style-name="ce16" office:value-type="float" office:value="5592048" calcext:value-type="float">
            <text:p>5592048</text:p>
          </table:table-cell>
          <table:table-cell table:style-name="ce16" office:value-type="float" office:value="9244872" calcext:value-type="float">
            <text:p>9244872</text:p>
          </table:table-cell>
          <table:table-cell table:style-name="ce16" table:formula="of:=([.L26]+[.M26]+[.N26])/[.C26]" office:value-type="float" office:value="8023456" calcext:value-type="float">
            <text:p>8023456</text:p>
          </table:table-cell>
          <table:table-cell table:style-name="ce16" table:formula="of:=([.O26]/[.E26])/1024" office:value-type="float" office:value="130.590104166667" calcext:value-type="float">
            <text:p>130.590104166667</text:p>
          </table:table-cell>
          <table:table-cell table:style-name="ce16" table:formula="of:=([.K26]/[.O26])*1000000" office:value-type="float" office:value="7.40329354333095" calcext:value-type="float">
            <text:p>7.40329354333095</text:p>
          </table:table-cell>
          <table:table-cell/>
        </table:table-row>
        <table:table-row table:style-name="ro2">
          <table:table-cell/>
          <table:table-cell table:style-name="ce8" office:value-type="string" calcext:value-type="string">
            <text:p>AES256GCM+RSA Bidirectional 4096B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(([.F27]/[.C27])/[.E27])*(3600/1000)" office:value-type="float" office:value="0.36" calcext:value-type="float">
            <text:p>0.36</text:p>
          </table:table-cell>
          <table:table-cell table:style-name="ce17" table:formula="of:=([.G27])*1000" office:value-type="float" office:value="360" calcext:value-type="float">
            <text:p>360</text:p>
          </table:table-cell>
          <table:table-cell table:style-name="ce17" table:formula="of:=([.D27]*[.H27])" office:value-type="float" office:value="1188" calcext:value-type="float">
            <text:p>1188</text:p>
          </table:table-cell>
          <table:table-cell table:style-name="ce17" table:formula="of:=([.D27]*[.G27])" office:value-type="float" office:value="1.188" calcext:value-type="float">
            <text:p>1.188</text:p>
          </table:table-cell>
          <table:table-cell table:style-name="ce17" table:formula="of:=([.J27]*[.E27])" office:value-type="float" office:value="71.28" calcext:value-type="float">
            <text:p>71.28</text:p>
          </table:table-cell>
          <table:table-cell table:style-name="ce17" office:value-type="float" office:value="8631936" calcext:value-type="float">
            <text:p>8631936</text:p>
          </table:table-cell>
          <table:table-cell table:style-name="ce17" office:value-type="float" office:value="9144000" calcext:value-type="float">
            <text:p>9144000</text:p>
          </table:table-cell>
          <table:table-cell table:style-name="ce17" office:value-type="float" office:value="8729472" calcext:value-type="float">
            <text:p>8729472</text:p>
          </table:table-cell>
          <table:table-cell table:style-name="ce17" table:formula="of:=([.L27]+[.M27]+[.N27])/[.C27]" office:value-type="float" office:value="8835136" calcext:value-type="float">
            <text:p>8835136</text:p>
          </table:table-cell>
          <table:table-cell table:style-name="ce17" table:formula="of:=([.O27]/[.E27])/1024" office:value-type="float" office:value="143.801041666667" calcext:value-type="float">
            <text:p>143.801041666667</text:p>
          </table:table-cell>
          <table:table-cell table:style-name="ce17" table:formula="of:=([.K27]/[.O27])*1000000" office:value-type="float" office:value="8.06778752471949" calcext:value-type="float">
            <text:p>8.06778752471949</text:p>
          </table:table-cell>
          <table:table-cell table:style-name="ce21"/>
        </table:table-row>
        <table:table-row table:style-name="ro2" table:number-rows-repeated="2">
          <table:table-cell/>
          <table:table-cell table:style-name="ce9"/>
          <table:table-cell table:style-name="ce18"/>
          <table:table-cell table:style-name="ce21" table:number-columns-repeated="5"/>
          <table:table-cell table:style-name="ce18" table:number-columns-repeated="2"/>
          <table:table-cell table:style-name="ce21" table:number-columns-repeated="4"/>
          <table:table-cell table:style-name="ce18" table:number-columns-repeated="2"/>
          <table:table-cell table:style-name="ce21"/>
          <table:table-cell/>
        </table:table-row>
        <table:table-row table:style-name="ro2">
          <table:table-cell table:style-name="Default"/>
          <table:table-cell table:style-name="ce10"/>
          <table:table-cell table:style-name="ce19"/>
          <table:table-cell table:style-name="ce22" table:number-columns-repeated="5"/>
          <table:table-cell table:style-name="ce19" table:number-columns-repeated="2"/>
          <table:table-cell table:style-name="ce22" table:number-columns-repeated="4"/>
          <table:table-cell table:style-name="ce19" table:number-columns-repeated="2"/>
          <table:table-cell table:style-name="ce22"/>
          <table:table-cell table:style-name="Default"/>
        </table:table-row>
        <table:table-row table:style-name="ro2">
          <table:table-cell table:style-name="Default"/>
          <table:table-cell table:style-name="ce10"/>
          <table:table-cell table:style-name="ce19"/>
          <table:table-cell table:style-name="ce22" table:number-columns-repeated="5"/>
          <table:table-cell table:style-name="ce19" table:number-columns-repeated="2"/>
          <table:table-cell table:style-name="ce22" table:number-columns-repeated="4"/>
          <table:table-cell table:style-name="ce19" table:number-columns-repeated="2"/>
          <table:table-cell table:style-name="ce2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skaydiaCove NFP" svg:font-family="'CaskaydiaCove NFP'" style:font-family-generic="system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CaskaydiaCove NFP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name-complex="CaskaydiaCove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CaskaydiaCove NFP" style:font-family-asian="'CaskaydiaCove NFP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9:24:51.545634652</meta:creation-date>
    <dc:date>2025-12-01T18:16:52.291878927</dc:date>
    <meta:editing-duration>PT2H46M34S</meta:editing-duration>
    <meta:editing-cycles>6</meta:editing-cycles>
    <meta:generator>LibreOffice/25.8.3.2$Linux_X86_64 LibreOffice_project/580$Build-2</meta:generator>
    <meta:print-date>2025-12-01T19:07:29.507717172</meta:print-date>
    <meta:printed-by>PDF files</meta:printed-by>
    <meta:document-statistic meta:table-count="1" meta:cell-count="399" meta:object-count="0"/>
  </office:meta>
</office:document-meta>
</file>